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DATA:</text:p>
      <text:p text:style-name="P2">We gathered<text:s/>some of<text:s/>data from the website Kaggle.<text:s/>It contains information on the odds of each horse, all types of wins<text:s/>(like strong or weak), losses, and positions. There is also data on the bets and wagers, which is chiefly what we are interested in.</text:p>
      <text:p text:style-name="P3">There is also a website called Betfair which has multiple CSV files about<text:s/>places finished, and predicted payouts.</text:p>
      <text:p text:style-name="P4">There were other sources that we looked at but they were not downloadable as files, and the websites prohibited any crawling or<text:s/>other automated retrieval schemes.</text:p>
      <text:p text:style-name="P5"/>
      <text:p text:style-name="P6">HYPOTHESIS:</text:p>
      <text:p text:style-name="P7">BROAD:<text:s/>Increase Payout.</text:p>
      <text:p text:style-name="P8"/>
      <text:p text:style-name="P9">Does betting for a second<text:s/>placed<text:s/>predicted<text:s/>horse have a larger end payout chance?</text:p>
      <text:p text:style-name="P10">Do previous winnings<text:s/>determine a larger payout?</text:p>
      <text:p text:style-name="P11"/>
      <text:p text:style-name="P12">ANSWERING HYPOTHESISES:</text:p>
      <text:p text:style-name="P13">Kaggle and Betfair have races where they record the ending positions of first place and second place and the individual wager price and total wage paid.</text:p>
      <text:p text:style-name="P14"/>
      <text:p text:style-name="P15">Betfair contains lots of data for races for almost each day of the year, so I perceive that it could be difficult to connect horses together throughout the individual datasets, but it could be done. They have datasets from the current year to the year 2012.<text:s/></text:p>
      <text:p text:style-name="P16"/>
      <text:p text:style-name="P17">UNDERSTAND THE ANALYSES YOU PLAN TO PERSUE:</text:p>
      <text:p text:style-name="P18"/>
      <text:p text:style-name="P19"/>
      <text:p text:style-name="P20"/>
      <text:p text:style-name="P21">I have not used or heard of any of the technology examples given (D3, Shiny), before this class. I definitely can see the usefulness of these applications with regards to an interactive experience, but I do not see how these can relate to the analysis that we will do in R. I do not know how we can put all of the graphs and results that we come up with in R and transpose it into the other programming languages that these products use. Just from browsing through some of these<text:s/>products I liked D3, although I have not done any Java Scripting (if I remember correctly, Java Script declares variables similar to R, where their type is not explicitly declared).<text:s/>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w Sjoberg</dc:creator>
    <meta:creation-date>2016-10-22T14:42:00Z</meta:creation-date>
    <dc:date>2016-10-24T20:18:00Z</dc:date>
    <meta:template xlink:href="Normal" xlink:type="simple"/>
    <meta:editing-cycles>3</meta:editing-cycles>
    <meta:editing-duration>PT6540S</meta:editing-duration>
    <meta:document-statistic meta:page-count="1" meta:paragraph-count="3" meta:word-count="276" meta:character-count="1849" meta:row-count="13" meta:non-whitespace-character-count="1576"/>
  </office:meta>
</office:document-meta>
</file>